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96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1.4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00ff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2" style:family="text">
      <style:text-properties fo:color="#0000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3" style:family="text">
      <style:text-properties fo:color="#ff00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4" style:family="text">
      <style:text-properties fo:color="#00ffff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5" style:family="text">
      <style:text-properties fo:color="#00ff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946cm" svg:height="14.296cm" svg:x="0.961cm" svg:y="7.038cm">
          <draw:text-box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2"/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1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Padrão" style:page-layout-name="PM1" draw:style-name="Mdp1">
      <draw:frame presentation:style-name="Padrão-title" draw:layer="backgroundobjects" svg:width="23.911cm" svg:height="3.506cm" svg:x="2.058cm" svg:y="1.743cm" presentation:class="title" presentation:placeholder="true">
        <draw:text-box/>
      </draw:frame>
      <draw:frame presentation:style-name="Padrão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Padrão-title" draw:layer="backgroundobjects" svg:width="13.708cm" svg:height="10.281cm" svg:x="3.64cm" svg:y="2.853cm" presentation:class="page"/>
        <draw:frame presentation:style-name="Padrão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creation-date>2004-01-07T15:01:46</meta:creation-date>
    <dc:date>2010-07-30T11:16:44</dc:date>
    <meta:editing-cycles>7</meta:editing-cycles>
    <meta:editing-duration>PT17M8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